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2"/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 table:number-columns-repeated="2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10" table:default-cell-style-name="ce12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number-columns-repeated="4"/>
          <table:table-cell table:style-name="ce135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3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 table:number-columns-repeated="2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 table:number-columns-repeated="2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18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5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2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/>
          <table:table-cell table:style-name="ce132"/>
          <table:table-cell/>
          <table:table-cell table:style-name="ce138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/>
          <table:table-cell table:style-name="ce132"/>
          <table:table-cell table:style-name="ce138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/>
          <table:table-cell table:style-name="ce139"/>
          <table:table-cell table:style-name="ce133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8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6:45:41.329502201</dc:date>
    <meta:editing-duration>P2DT17H11M19S</meta:editing-duration>
    <meta:editing-cycles>506</meta:editing-cycles>
    <meta:generator>LibreOffice/7.3.7.2$Linux_X86_64 LibreOffice_project/30$Build-2</meta:generator>
    <meta:document-statistic meta:table-count="3" meta:cell-count="755" meta:object-count="0"/>
  </office:meta>
</office:document-meta>
</file>